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d42a" officeooo:paragraph-rsid="0001d42a"/>
    </style:style>
    <style:style style:name="P2" style:family="paragraph" style:parent-style-name="Standard">
      <style:text-properties officeooo:rsid="0003c722" officeooo:paragraph-rsid="0003c722"/>
    </style:style>
    <style:style style:name="P3" style:family="paragraph" style:parent-style-name="Standard">
      <style:text-properties officeooo:rsid="0008679f" officeooo:paragraph-rsid="0008679f"/>
    </style:style>
    <style:style style:name="P4" style:family="paragraph" style:parent-style-name="Standard">
      <style:text-properties officeooo:rsid="000e55fe" officeooo:paragraph-rsid="000e55fe"/>
    </style:style>
    <style:style style:name="P5" style:family="paragraph" style:parent-style-name="Standard">
      <style:text-properties officeooo:rsid="0010ba00" officeooo:paragraph-rsid="0010ba00"/>
    </style:style>
    <style:style style:name="P6" style:family="paragraph" style:parent-style-name="Standard">
      <style:text-properties officeooo:rsid="0010cd84" officeooo:paragraph-rsid="0010cd84"/>
    </style:style>
    <style:style style:name="P7" style:family="paragraph" style:parent-style-name="Standard">
      <style:text-properties officeooo:rsid="0011e7c6" officeooo:paragraph-rsid="0011e7c6"/>
    </style:style>
    <style:style style:name="P8" style:family="paragraph" style:parent-style-name="Standard">
      <style:text-properties officeooo:rsid="0017f4c4" officeooo:paragraph-rsid="0010ba00"/>
    </style:style>
    <style:style style:name="P9" style:family="paragraph" style:parent-style-name="Standard">
      <style:text-properties officeooo:rsid="0018c9a6" officeooo:paragraph-rsid="0018c9a6"/>
    </style:style>
    <style:style style:name="P10" style:family="paragraph" style:parent-style-name="Standard" style:list-style-name="L1">
      <style:text-properties officeooo:rsid="00060f97" officeooo:paragraph-rsid="00060f97"/>
    </style:style>
    <style:style style:name="P11" style:family="paragraph" style:parent-style-name="Standard" style:list-style-name="L1">
      <style:text-properties officeooo:rsid="0007f6d8" officeooo:paragraph-rsid="0007f6d8"/>
    </style:style>
    <style:style style:name="P12" style:family="paragraph" style:parent-style-name="Standard" style:list-style-name="L1">
      <style:text-properties officeooo:rsid="00103fc4" officeooo:paragraph-rsid="00103fc4"/>
    </style:style>
    <style:style style:name="P13" style:family="paragraph" style:parent-style-name="Standard" style:list-style-name="L1">
      <style:text-properties officeooo:rsid="0008679f" officeooo:paragraph-rsid="0008679f"/>
    </style:style>
    <style:style style:name="P14" style:family="paragraph" style:parent-style-name="Standard" style:list-style-name="L1">
      <style:text-properties officeooo:rsid="000a6b0e" officeooo:paragraph-rsid="000a6b0e"/>
    </style:style>
    <style:style style:name="P15" style:family="paragraph" style:parent-style-name="Standard" style:list-style-name="L2">
      <style:text-properties officeooo:rsid="000a6b0e" officeooo:paragraph-rsid="000a6b0e"/>
    </style:style>
    <style:style style:name="P16" style:family="paragraph" style:parent-style-name="Standard" style:list-style-name="L2">
      <style:text-properties officeooo:rsid="000a956e" officeooo:paragraph-rsid="000a956e"/>
    </style:style>
    <style:style style:name="P17" style:family="paragraph" style:parent-style-name="Standard" style:list-style-name="L2">
      <style:text-properties officeooo:rsid="000c40fd" officeooo:paragraph-rsid="000c40fd"/>
    </style:style>
    <style:style style:name="P18" style:family="paragraph" style:parent-style-name="Standard" style:list-style-name="L2">
      <style:text-properties officeooo:rsid="000e55fe" officeooo:paragraph-rsid="000e55fe"/>
    </style:style>
    <style:style style:name="P19" style:family="paragraph" style:parent-style-name="Standard" style:list-style-name="L3">
      <style:text-properties officeooo:rsid="0010ba00" officeooo:paragraph-rsid="0010ba00"/>
    </style:style>
    <style:style style:name="P20" style:family="paragraph" style:parent-style-name="Standard" style:list-style-name="L4">
      <style:text-properties officeooo:rsid="0010ba00" officeooo:paragraph-rsid="0018c9a6"/>
    </style:style>
    <style:style style:name="P21" style:family="paragraph" style:parent-style-name="Standard" style:list-style-name="L5">
      <style:text-properties officeooo:rsid="0010ba00" officeooo:paragraph-rsid="0010ba00"/>
    </style:style>
    <style:style style:name="P22" style:family="paragraph" style:parent-style-name="Standard">
      <style:text-properties officeooo:rsid="0010ba00" officeooo:paragraph-rsid="0010ba00"/>
    </style:style>
    <style:style style:name="P23" style:family="paragraph" style:parent-style-name="Standard" style:list-style-name="L3">
      <style:text-properties officeooo:rsid="0014a77c" officeooo:paragraph-rsid="0014a77c"/>
    </style:style>
    <style:style style:name="P24" style:family="paragraph" style:parent-style-name="Standard" style:list-style-name="L3">
      <style:text-properties officeooo:rsid="0013c8db" officeooo:paragraph-rsid="0013c8db"/>
    </style:style>
    <style:style style:name="P25" style:family="paragraph" style:parent-style-name="Standard" style:list-style-name="L3">
      <style:text-properties officeooo:rsid="0018c9a6" officeooo:paragraph-rsid="0018c9a6"/>
    </style:style>
    <style:style style:name="P26" style:family="paragraph" style:parent-style-name="Standard" style:list-style-name="L4">
      <style:text-properties officeooo:rsid="0018c9a6" officeooo:paragraph-rsid="0018c9a6"/>
    </style:style>
    <style:style style:name="P27" style:family="paragraph" style:parent-style-name="Standard" style:list-style-name="L5">
      <style:text-properties officeooo:rsid="0011e7c6" officeooo:paragraph-rsid="0011e7c6"/>
    </style:style>
    <style:style style:name="P28" style:family="paragraph" style:parent-style-name="Standard" style:list-style-name="L6">
      <style:text-properties officeooo:rsid="0011e7c6" officeooo:paragraph-rsid="0011e7c6"/>
    </style:style>
    <style:style style:name="P29" style:family="paragraph" style:parent-style-name="Standard" style:list-style-name="L5">
      <style:text-properties officeooo:rsid="0010cd84" officeooo:paragraph-rsid="0010cd84"/>
    </style:style>
    <style:style style:name="P30" style:family="paragraph" style:parent-style-name="Standard" style:list-style-name="L6">
      <style:text-properties officeooo:rsid="0012900f" officeooo:paragraph-rsid="0012900f"/>
    </style:style>
    <style:style style:name="P31" style:family="paragraph" style:parent-style-name="Standard">
      <style:text-properties officeooo:rsid="0001d42a" officeooo:paragraph-rsid="001d34ef"/>
    </style:style>
    <style:style style:name="P32" style:family="paragraph" style:parent-style-name="Standard">
      <style:text-properties officeooo:rsid="001e48ae" officeooo:paragraph-rsid="001e48ae"/>
    </style:style>
    <style:style style:name="P33" style:family="paragraph" style:parent-style-name="Standard">
      <style:text-properties officeooo:rsid="002725e8" officeooo:paragraph-rsid="002725e8"/>
    </style:style>
    <style:style style:name="P34" style:family="paragraph" style:parent-style-name="Standard" style:list-style-name="L5">
      <style:text-properties officeooo:rsid="0027ddd1" officeooo:paragraph-rsid="0027ddd1"/>
    </style:style>
    <style:style style:name="P35" style:family="paragraph" style:parent-style-name="Standard" style:list-style-name="L6">
      <style:text-properties officeooo:rsid="0027ddd1" officeooo:paragraph-rsid="0027ddd1"/>
    </style:style>
    <style:style style:name="P36" style:family="paragraph" style:parent-style-name="Standard" style:list-style-name="L6">
      <style:text-properties officeooo:rsid="0028eb67" officeooo:paragraph-rsid="0028eb67"/>
    </style:style>
    <style:style style:name="T1" style:family="text">
      <style:text-properties officeooo:rsid="000a956e"/>
    </style:style>
    <style:style style:name="T2" style:family="text">
      <style:text-properties officeooo:rsid="000d6b63"/>
    </style:style>
    <style:style style:name="T3" style:family="text">
      <style:text-properties officeooo:rsid="001d34ef"/>
    </style:style>
    <style:style style:name="T4" style:family="text">
      <style:text-properties officeooo:rsid="001e48ae"/>
    </style:style>
    <style:style style:name="T5" style:family="text">
      <style:text-properties officeooo:rsid="001e739e"/>
    </style:style>
    <style:style style:name="T6" style:family="text">
      <style:text-properties officeooo:rsid="001f72d3"/>
    </style:style>
    <style:style style:name="T7" style:family="text">
      <style:text-properties officeooo:rsid="00210bca"/>
    </style:style>
    <style:style style:name="T8" style:family="text">
      <style:text-properties officeooo:rsid="00221d7d"/>
    </style:style>
    <style:style style:name="T9" style:family="text">
      <style:text-properties officeooo:rsid="002272af"/>
    </style:style>
    <style:style style:name="T10" style:family="text">
      <style:text-properties officeooo:rsid="00241fca"/>
    </style:style>
    <style:style style:name="T11" style:family="text">
      <style:text-properties officeooo:rsid="00256ce7"/>
    </style:style>
    <style:style style:name="T12" style:family="text">
      <style:text-properties officeooo:rsid="0027453d"/>
    </style:style>
    <style:style style:name="T13" style:family="text">
      <style:text-properties officeooo:rsid="0027ddd1"/>
    </style:style>
    <style:style style:name="T14" style:family="text">
      <style:text-properties officeooo:rsid="0028eb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Openclassrooms P<text:span text:style-name="T3">ath Python applications developper</text:span></text:p>
      <text:p text:style-name="P31"/>
      <text:p text:style-name="P1"/>
      <text:p text:style-name="P1">Proje<text:span text:style-name="T3">c</text:span>t n°3 : <text:span text:style-name="T3">Help </text:span>MacGyver <text:span text:style-name="T3">to escape</text:span>.</text:p>
      <text:p text:style-name="P2"/>
      <text:p text:style-name="P2"/>
      <text:p text:style-name="P32">Elements of the game :</text:p>
      <text:list xml:id="list3559429406" text:style-name="L1">
        <text:list-item>
          <text:p text:style-name="P10">Labyrinth</text:p>
        </text:list-item>
        <text:list-item>
          <text:p text:style-name="P11">MacGyver</text:p>
        </text:list-item>
        <text:list-item>
          <text:p text:style-name="P11">T<text:span text:style-name="T4">he Guard</text:span></text:p>
        </text:list-item>
        <text:list-item>
          <text:p text:style-name="P11">obje<text:span text:style-name="T4">c</text:span>ts : <text:span text:style-name="T5">needle</text:span>, <text:span text:style-name="T5">small</text:span> tube, <text:span text:style-name="T5">ether</text:span></text:p>
        </text:list-item>
        <text:list-item>
          <text:p text:style-name="P12"><text:span text:style-name="T5">e</text:span>l<text:span text:style-name="T5">e</text:span>ments : <text:span text:style-name="T5">wall</text:span>, <text:span text:style-name="T5">ground</text:span></text:p>
        </text:list-item>
        <text:list-item>
          <text:p text:style-name="P13">invent<text:span text:style-name="T5">ory</text:span> <text:span text:style-name="T1">(belongs to MacGyver)</text:span></text:p>
        </text:list-item>
        <text:list-item>
          <text:p text:style-name="P13">condition <text:span text:style-name="T5">of success</text:span> <text:span text:style-name="T2">(linked to level)</text:span> : <text:span text:style-name="T5">I</text:span>nvent<text:span text:style-name="T5">ory</text:span> conti<text:span text:style-name="T5">ains</text:span> 3 obje<text:span text:style-name="T5">c</text:span>ts <text:span text:style-name="T5">and</text:span> MacGyver <text:span text:style-name="T5">goes to the guard</text:span>.</text:p>
        </text:list-item>
        <text:list-item>
          <text:p text:style-name="P14"><text:span text:style-name="T6">Level</text:span> <text:span text:style-name="T1">(belongs to Labyrinth)</text:span> = labyrinth’<text:span text:style-name="T6">s map</text:span> + <text:span text:style-name="T6">Success conditions</text:span></text:p>
          <text:p text:style-name="P13"><text:s/></text:p>
        </text:list-item>
      </text:list>
      <text:p text:style-name="P3">Interaction <text:span text:style-name="T7">between objects</text:span> :</text:p>
      <text:p text:style-name="P3"/>
      <text:list xml:id="list3816512878" text:style-name="L2">
        <text:list-item>
          <text:p text:style-name="P15">MacGyver <text:span text:style-name="T8">move into the</text:span> Labyrinth</text:p>
        </text:list-item>
        <text:list-item>
          <text:p text:style-name="P15">MacGyver <text:span text:style-name="T8">can die</text:span></text:p>
        </text:list-item>
        <text:list-item>
          <text:p text:style-name="P16">MacGyver <text:span text:style-name="T8">can pick an object up.</text:span></text:p>
        </text:list-item>
        <text:list-item>
          <text:p text:style-name="P17"><text:span text:style-name="T8">The guard can kill </text:span>MacGyver</text:p>
        </text:list-item>
        <text:list-item>
          <text:p text:style-name="P17">MacGyver <text:span text:style-name="T9">can attack the guard</text:span> (<text:span text:style-name="T9">in this uniq first level to put the guard to sleep</text:span>)</text:p>
        </text:list-item>
        <text:list-item>
          <text:p text:style-name="P18"><text:span text:style-name="T10">Inventory objects are setup randomly on the map</text:span></text:p>
        </text:list-item>
        <text:list-item>
          <text:p text:style-name="P18"><text:span text:style-name="T11">Object set up on the map can let the player pass (ground), stop him(wall) </text:span><text:s/>, <text:span text:style-name="T11">be picked up</text:span>, <text:span text:style-name="T11">be set up randomly on the map</text:span>.</text:p>
        </text:list-item>
      </text:list>
      <text:p text:style-name="P4"/>
      <text:p text:style-name="P5"/>
      <text:p text:style-name="P5"/>
      <text:p text:style-name="P33">Class List :</text:p>
      <text:p text:style-name="P5"/>
      <text:p text:style-name="P5"/>
      <text:p text:style-name="P5">Labyrinth :</text:p>
      <text:list xml:id="list1013522893" text:style-name="L3">
        <text:list-item>
          <text:p text:style-name="P19">attributes :</text:p>
          <text:list>
            <text:list-item>
              <text:p text:style-name="P19">map(path du fichier)</text:p>
            </text:list-item>
            <text:list-item>
              <text:p text:style-name="P19"><text:span text:style-name="T12">success_conditions</text:span> </text:p>
            </text:list-item>
            <text:list-item>
              <text:p text:style-name="P23">position (coordon<text:span text:style-name="T12">ates of all elements in the labyrinth after they have been placed on the map</text:span>)</text:p>
            </text:list-item>
          </text:list>
        </text:list-item>
        <text:list-item>
          <text:p text:style-name="P24">methods</text:p>
          <text:list>
            <text:list-item>
              <text:p text:style-name="P24">s<text:span text:style-name="T12">ave</text:span></text:p>
            </text:list-item>
            <text:list-item>
              <text:p text:style-name="P23"><text:span text:style-name="T13">place_element_on_map</text:span></text:p>
            </text:list-item>
            <text:list-item>
              <text:p text:style-name="P25"><text:span text:style-name="T13">check_success_conditions</text:span></text:p>
            </text:list-item>
          </text:list>
        </text:list-item>
      </text:list>
      <text:p text:style-name="P8"/>
      <text:p text:style-name="P9">Conditions :</text:p>
      <text:list xml:id="list3458947558" text:style-name="L4">
        <text:list-item>
          <text:p text:style-name="P26">attribut<text:span text:style-name="T13">e</text:span>s</text:p>
          <text:list>
            <text:list-item>
              <text:p text:style-name="P20">dictionna<text:span text:style-name="T13">ry that contains the key « to_pick_up_objects ». Other keys can be added after if next levels need it.</text:span></text:p>
            </text:list-item>
          </text:list>
        </text:list-item>
      </text:list>
      <text:p text:style-name="P5"/>
      <text:p text:style-name="P9"><text:soft-page-break/></text:p>
      <text:p text:style-name="P5"/>
      <text:p text:style-name="P5">Element :</text:p>
      <text:list xml:id="list787261624" text:style-name="L5">
        <text:list-item>
          <text:p text:style-name="P21">attribut<text:span text:style-name="T13">e</text:span>s :</text:p>
          <text:list>
            <text:list-item>
              <text:p text:style-name="P34">element_name</text:p>
            </text:list-item>
            <text:list-item>
              <text:p text:style-name="P29">symbol (str 1 char)</text:p>
            </text:list-item>
            <text:list-item>
              <text:p text:style-name="P29">l<text:span text:style-name="T13">et_go</text:span> (bool)</text:p>
            </text:list-item>
            <text:list-item>
              <text:p text:style-name="P29">blo<text:span text:style-name="T13">ck </text:span>(bool)</text:p>
            </text:list-item>
            <text:list-item>
              <text:p text:style-name="P29"><text:span text:style-name="T13">can_be_picked_up</text:span>(bool)</text:p>
            </text:list-item>
            <text:list-item>
              <text:p text:style-name="P27"><text:span text:style-name="T13">randomly_placed</text:span>(bool)</text:p>
            </text:list-item>
            <text:list-item>
              <text:p text:style-name="P29"><text:span text:style-name="T13">exit_guard</text:span>(bool)</text:p>
            </text:list-item>
          </text:list>
        </text:list-item>
      </text:list>
      <text:p text:style-name="P6"/>
      <text:p text:style-name="P7"><text:span text:style-name="T13">Player</text:span>  :</text:p>
      <text:list xml:id="list4127024634" text:style-name="L6">
        <text:list-item>
          <text:p text:style-name="P28">attribut<text:span text:style-name="T13">e</text:span>s :</text:p>
          <text:list>
            <text:list-item>
              <text:p text:style-name="P35">player_name</text:p>
            </text:list-item>
            <text:list-item>
              <text:p text:style-name="P28"><text:span text:style-name="T13">alive</text:span>(bool)</text:p>
            </text:list-item>
            <text:list-item>
              <text:p text:style-name="P28">invent<text:span text:style-name="T13">ory</text:span> (list or dict)</text:p>
            </text:list-item>
          </text:list>
        </text:list-item>
        <text:list-item>
          <text:p text:style-name="P28">methods</text:p>
          <text:list>
            <text:list-item>
              <text:p text:style-name="P35">move</text:p>
            </text:list-item>
            <text:list-item>
              <text:p text:style-name="P36">pick_up</text:p>
            </text:list-item>
            <text:list-item>
              <text:p text:style-name="P36">dying</text:p>
            </text:list-item>
            <text:list-item>
              <text:p text:style-name="P30">atta<text:span text:style-name="T14">ck</text:span> (<text:span text:style-name="T14">take labyrinth as parameter to check success conditions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6:58:21.099585985</meta:creation-date>
    <dc:date>2017-08-29T00:03:05.024975786</dc:date>
    <meta:editing-duration>PT1H21M59S</meta:editing-duration>
    <meta:editing-cycles>31</meta:editing-cycles>
    <meta:generator>LibreOffice/5.4.0.3$Linux_X86_64 LibreOffice_project/40m0$Build-3</meta:generator>
    <meta:document-statistic meta:table-count="0" meta:image-count="0" meta:object-count="0" meta:page-count="2" meta:paragraph-count="52" meta:word-count="269" meta:character-count="1469" meta:non-whitespace-character-count="1290"/>
  </office:meta>
</office:document-meta>
</file>